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CharacterSet.getWidth( int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CharacterSet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CharacterSet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CharacterSet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CharacterSet.getA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CharacterSet.FopCharacterSet( String codePage , String encoding , String name , int size , Typeface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pCharacterSet.map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CharacterSet.getDe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CharacterSet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CharacterSet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